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rebuchet MS" svg:font-family="'Trebuchet MS', Arial, Verdana, Sans-Serif"/>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cm" fo:margin-bottom="0cm" fo:text-align="justify" style:justify-single-word="false"/>
    </style:style>
    <style:style style:name="P2" style:family="paragraph" style:parent-style-name="Text_20_body" style:list-style-name="L1">
      <style:paragraph-properties fo:margin-top="0cm" fo:margin-bottom="0cm" fo:text-align="justify" style:justify-single-word="false"/>
    </style:style>
    <style:style style:name="P3" style:family="paragraph" style:parent-style-name="Text_20_body" style:list-style-name="L1">
      <style:paragraph-properties fo:margin-top="0cm" fo:margin-bottom="0cm" fo:text-align="justify" style:justify-single-word="false"/>
    </style:style>
    <style:style style:name="P4" style:family="paragraph" style:parent-style-name="Text_20_body" style:list-style-name="L1">
      <style:paragraph-properties fo:margin-top="0cm" fo:margin-bottom="0cm" fo:text-align="justify" style:justify-single-word="false"/>
    </style:style>
    <style:style style:name="P5" style:family="paragraph" style:parent-style-name="Text_20_body" style:list-style-name="L1">
      <style:paragraph-properties fo:margin-top="0cm" fo:margin-bottom="0cm" fo:text-align="justify" style:justify-single-word="false"/>
    </style:style>
    <style:style style:name="P6" style:family="paragraph" style:parent-style-name="Text_20_body" style:list-style-name="L1">
      <style:paragraph-properties fo:margin-top="0cm" fo:margin-bottom="0cm" fo:text-align="justify" style:justify-single-word="false"/>
    </style:style>
    <style:style style:name="P7" style:family="paragraph" style:parent-style-name="Text_20_body" style:list-style-name="L1">
      <style:paragraph-properties fo:margin-top="0cm" fo:margin-bottom="0cm" fo:text-align="justify" style:justify-single-word="false"/>
    </style:style>
    <style:style style:name="P8" style:family="paragraph" style:parent-style-name="Text_20_body" style:list-style-name="L1">
      <style:paragraph-properties fo:margin-top="0cm" fo:margin-bottom="0cm" fo:text-align="justify" style:justify-single-word="false"/>
    </style:style>
    <style:style style:name="P9" style:family="paragraph" style:parent-style-name="Text_20_body" style:list-style-name="L1">
      <style:paragraph-properties fo:margin-top="0cm" fo:margin-bottom="0cm" fo:text-align="justify" style:justify-single-word="false"/>
    </style:style>
    <style:style style:name="P10" style:family="paragraph" style:parent-style-name="Text_20_body" style:list-style-name="L1">
      <style:paragraph-properties fo:margin-top="0cm" fo:margin-bottom="0cm" fo:text-align="justify" style:justify-single-word="false"/>
    </style:style>
    <style:style style:name="P11" style:family="paragraph" style:parent-style-name="Text_20_body" style:list-style-name="L1">
      <style:paragraph-properties fo:margin-top="0cm" fo:margin-bottom="0cm" fo:text-align="justify" style:justify-single-word="false"/>
    </style:style>
    <style:style style:name="P12" style:family="paragraph" style:parent-style-name="Text_20_body" style:list-style-name="L1">
      <style:paragraph-properties fo:margin-top="0cm" fo:margin-bottom="0cm" fo:text-align="justify" style:justify-single-word="false"/>
    </style:style>
    <style:style style:name="P13" style:family="paragraph" style:parent-style-name="Text_20_body" style:list-style-name="L1">
      <style:paragraph-properties fo:margin-top="0cm" fo:margin-bottom="0cm" fo:text-align="justify" style:justify-single-word="false"/>
    </style:style>
    <style:style style:name="P14" style:family="paragraph" style:parent-style-name="Text_20_body" style:list-style-name="L1">
      <style:paragraph-properties fo:margin-top="0cm" fo:margin-bottom="0cm" fo:text-align="justify" style:justify-single-word="false"/>
    </style:style>
    <style:style style:name="P15" style:family="paragraph" style:parent-style-name="Text_20_body" style:list-style-name="L2">
      <style:paragraph-properties fo:margin-top="0cm" fo:margin-bottom="0cm" fo:text-align="justify" style:justify-single-word="false"/>
    </style:style>
    <style:style style:name="P16" style:family="paragraph" style:parent-style-name="Text_20_body" style:list-style-name="L2">
      <style:paragraph-properties fo:margin-top="0cm" fo:margin-bottom="0cm" fo:text-align="justify" style:justify-single-word="false"/>
    </style:style>
    <style:style style:name="P17" style:family="paragraph" style:parent-style-name="Text_20_body" style:list-style-name="L2">
      <style:paragraph-properties fo:margin-top="0cm" fo:margin-bottom="0cm" fo:text-align="justify" style:justify-single-word="false"/>
    </style:style>
    <style:style style:name="P18" style:family="paragraph" style:parent-style-name="Text_20_body" style:list-style-name="L2">
      <style:paragraph-properties fo:margin-top="0cm" fo:margin-bottom="0cm" fo:text-align="justify" style:justify-single-word="false"/>
    </style:style>
    <style:style style:name="P19" style:family="paragraph" style:parent-style-name="Text_20_body" style:list-style-name="L2">
      <style:paragraph-properties fo:margin-top="0cm" fo:margin-bottom="0cm" fo:text-align="justify" style:justify-single-word="false"/>
    </style:style>
    <style:style style:name="P20" style:family="paragraph" style:parent-style-name="Text_20_body" style:list-style-name="L2">
      <style:paragraph-properties fo:margin-top="0cm" fo:margin-bottom="0cm" fo:text-align="justify" style:justify-single-word="false"/>
    </style:style>
    <style:style style:name="P21" style:family="paragraph" style:parent-style-name="Text_20_body" style:list-style-name="L2">
      <style:paragraph-properties fo:margin-top="0cm" fo:margin-bottom="0cm" fo:text-align="justify" style:justify-single-word="false"/>
    </style:style>
    <style:style style:name="P22" style:family="paragraph" style:parent-style-name="Text_20_body" style:list-style-name="L2">
      <style:paragraph-properties fo:margin-top="0cm" fo:margin-bottom="0cm" fo:text-align="justify" style:justify-single-word="false"/>
    </style:style>
    <style:style style:name="P23" style:family="paragraph" style:parent-style-name="Text_20_body" style:list-style-name="L2">
      <style:paragraph-properties fo:margin-top="0cm" fo:margin-bottom="0cm" fo:text-align="justify" style:justify-single-word="false"/>
    </style:style>
    <style:style style:name="P24" style:family="paragraph" style:parent-style-name="Text_20_body" style:list-style-name="L3">
      <style:paragraph-properties fo:margin-top="0cm" fo:margin-bottom="0cm" fo:text-align="justify" style:justify-single-word="false"/>
    </style:style>
    <style:style style:name="P25" style:family="paragraph" style:parent-style-name="Text_20_body">
      <style:paragraph-properties fo:margin-top="0cm" fo:margin-bottom="0cm" fo:text-align="center" style:justify-single-word="false"/>
    </style:style>
    <style:style style:name="P26" style:family="paragraph" style:parent-style-name="Text_20_body">
      <style:paragraph-properties fo:margin-top="0cm" fo:margin-bottom="0cm" fo:text-align="start" style:justify-single-word="false"/>
    </style:style>
    <style:style style:name="P27" style:family="paragraph" style:parent-style-name="Text_20_body">
      <style:paragraph-properties fo:margin-top="0cm" fo:margin-bottom="0cm" fo:text-align="justify" style:justify-single-word="false" fo:padding-left="0cm" fo:padding-right="0cm" fo:padding-top="0cm" fo:padding-bottom="0.049cm" fo:border-left="none" fo:border-right="none" fo:border-top="none" fo:border-bottom="0.002cm solid #0000ff"/>
    </style:style>
    <style:style style:name="T1" style:family="text">
      <style:text-properties fo:color="#0000ff" style:font-name="Trebuchet MS" fo:font-size="9.75pt" style:text-underline-style="solid" style:text-underline-width="auto" style:text-underline-color="font-color" fo:font-weight="normal"/>
    </style:style>
    <style:style style:name="T2" style:family="text">
      <style:text-properties fo:color="#0000ff" style:font-name="Trebuchet MS" fo:font-size="9.75pt" style:text-underline-style="solid" style:text-underline-width="auto" style:text-underline-color="font-color" fo:font-weight="normal" fo:background-color="transparen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000000" style:text-underline-style="none"/>
    </style:style>
    <style:style style:name="T6" style:family="text">
      <style:text-properties fo:color="#000000" style:text-underline-style="solid" style:text-underline-width="auto" style:text-underline-color="font-color"/>
    </style:style>
    <style:style style:name="fr1"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post-349"/><text:a xlink:type="simple" xlink:href="http://www.scienceprog.com/testing-avr-universal-bootloader-on-atmega128/"><text:span text:style-name="T5">Testing AVR universal bootloader on Atmega128</text:span></text:a><text:span text:style-name="T6"> </text:span></text:h>
      <text:p text:style-name="Text_20_body">http://www.scienceprog.com/testing-avr-universal-bootloader-on-atmega128/</text:p>
      <text:p text:style-name="P1">After project <text:bookmark text:name="KonaLink0"/><text:a xlink:type="simple" xlink:href="http://www.scienceprog.com/testing-avr-universal-bootloader-on-atmega128/#" office:target-frame-name="_top" xlink:show="replace"><text:span text:style-name="T1">source code</text:span></text:a> is developed there is always need to flash it to microcontroller. There are few ways to program AVR microcontrollers. Usually we used to flash AVR’s with <text:bookmark text:name="KonaLink1"/><text:a xlink:type="simple" xlink:href="http://www.scienceprog.com/testing-avr-universal-bootloader-on-atmega128/#" office:target-frame-name="_top" xlink:show="replace"><text:span text:style-name="T1">ISP</text:span></text:a> adapter (or other programmer) that is not always handy especially when designing device for the end user who doesn’t have ISP adapter or doesn’t know much about flashing MCU. So it is better to flash a bootloader program AVR MCU once with programming adapter and later load <text:bookmark text:name="KonaLink2"/><text:a xlink:type="simple" xlink:href="http://www.scienceprog.com/testing-avr-universal-bootloader-on-atmega128/#" office:target-frame-name="_top" xlink:show="replace"><text:span text:style-name="T1">firmware</text:span></text:a> interactively when starting AVR.</text:p>
      <text:p text:style-name="P1">Bootloader not only allows to update firmware without programmer but also enables to load different programs for different purposes depending on situation flexibly. But enough about this.</text:p>
      <text:p text:style-name="P1">So my purpose today is to test AVR universal bootloader which is being developed by <text:a xlink:type="simple" xlink:href="http://shaoziyang.googlepages.com/" office:target-frame-name="_blank" xlink:show="new">Shaoziyang</text:a>. His purpose was to develop universal bootloader that works on different types of AVR microcontrollers with minimal code modifications. Bootloaders you can find on the <text:bookmark text:name="KonaLink3"/><text:a xlink:type="simple" xlink:href="http://www.scienceprog.com/testing-avr-universal-bootloader-on-atmega128/#" office:target-frame-name="_top" xlink:show="replace"><text:span text:style-name="T1">Internet</text:span></text:a> are mostly available for special types of microcontrollers and nobody wants to do a lot of modifications to adapt to different MCU when needed.</text:p>
      <text:p text:style-name="P1">This AVR universal bootloader can support most types of AVR microcontrollers (Mega series), which have self-programmable capability, boot section and UART. If the device have many serial ports, you can use any one of them. Bootloader supports RS232, RS485 and RS422. It can also supports USI, SPI, I2C interface if you made some modify. This bootloader occupies less than 1k words flash maximum, and it may occupy less than 300 words minimum. The space occupied by the bootloader is relative with device type, configuration parameters, functions you select, and the optimize grade that the compiler use.</text:p>
      <text:p text:style-name="P1"><text:bookmark text:name="more-349"/>Main features of bootloader are:</text:p>
      <text:list text:style-name="L1">
        <text:list-item>
          <text:p text:style-name="P2">Support many types of AVR microcontrollers;</text:p>
        </text:list-item>
        <text:list-item>
          <text:p text:style-name="P2">Support AVR device with multi-uart;</text:p>
        </text:list-item>
        <text:list-item>
          <text:p text:style-name="P2">Support RS232/RS485/RS422 mode;</text:p>
        </text:list-item>
        <text:list-item>
          <text:p text:style-name="P2">Support customize communication baud rate and system clock frequency;</text:p>
        </text:list-item>
        <text:list-item>
          <text:p text:style-name="P2">Automatically calculate the baudrate error:</text:p>
          <text:p text:style-name="P2">Write with AVR GCC, 100% C code;</text:p>
        </text:list-item>
        <text:list-item>
          <text:p text:style-name="P2">High optimized code, occupy small space;</text:p>
        </text:list-item>
        <text:list-item>
          <text:p text:style-name="P2">Cut out the function conveniently, and can meet different requirements;</text:p>
        </text:list-item>
        <text:list-item>
          <text:p text:style-name="P2">Support Watchdog;</text:p>
        </text:list-item>
        <text:list-item>
          <text:p text:style-name="P2">User may use the LED to show the upgrade status;</text:p>
        </text:list-item>
        <text:list-item>
          <text:p text:style-name="P2">Support to use super terminal as <text:bookmark text:name="KonaLink4"/><text:a xlink:type="simple" xlink:href="http://www.scienceprog.com/testing-avr-universal-bootloader-on-atmega128/#" office:target-frame-name="_top" xlink:show="replace"><text:span text:style-name="T1">download software</text:span></text:a> on PC;</text:p>
        </text:list-item>
        <text:list-item>
          <text:p text:style-name="P2">Support verification while write to FLASH;</text:p>
        </text:list-item>
        <text:list-item>
          <text:p text:style-name="P2">Can define the size of user program section;</text:p>
        </text:list-item>
      </text:list>
      <text:p text:style-name="P1">I have Atmega128 baord from <text:a xlink:type="simple" xlink:href="http://piconomic.co.za/" office:target-frame-name="_blank" xlink:show="new">Piconomic Design</text:a> on my desk and I am going to try bootloader on it. First of all wee need to download bootloader files from authors <text:a xlink:type="simple" xlink:href="http://shaoziyang.googlepages.com/avruniversalbootloader.htm" office:target-frame-name="_blank" xlink:show="new">site</text:a>. You only need bootloader source files (<text:a xlink:type="simple" xlink:href="http://shaoziyang.googlepages.com/avrub_en_31.zip" office:target-frame-name="_blank" xlink:show="new">download</text:a> latest 3.1 version) and win32 <text:bookmark text:name="KonaLink5"/><text:a xlink:type="simple" xlink:href="http://www.scienceprog.com/testing-avr-universal-bootloader-on-atmega128/#" office:target-frame-name="_top" xlink:show="replace"><text:span text:style-name="T1">application</text:span></text:a> to communicate with target (<text:a xlink:type="simple" xlink:href="http://shaoziyang.googlepages.com/avrubd31.zip" office:target-frame-name="_blank" xlink:show="new">download</text:a> latest 3.1 version). Once files are downloaded, extract then to any location and leave them.</text:p>
      <text:p text:style-name="P25"><text:soft-page-break/><draw:frame draw:style-name="fr1" draw:name="Afbeeldingen1" text:anchor-type="as-char" svg:width="9.499cm" svg:height="7.938cm" draw:z-index="0"><draw:image xlink:href="http://www.scienceprog.com/wp-content/uploads/2007i/_Boot/bootloader_AVR_1.JPG" xlink:type="simple" xlink:show="embed" xlink:actuate="onLoad"/><svg:desc>bootloader_AVR_1.JPG</svg:desc></draw:frame></text:p>
      <text:p text:style-name="P1">Now create new project in AVRStudio and copy following bootloader files (<text:span text:style-name="Strong_20_Emphasis">bootldr.c</text:span>; <text:span text:style-name="Strong_20_Emphasis">bootldr.h</text:span>; <text:span text:style-name="Strong_20_Emphasis">bootcfg.h</text:span>) to project directory and add them to project tree. Now its time to modify project parameters that are in <text:span text:style-name="Strong_20_Emphasis">bootcfg.h</text:span> file so they would fit Atmega128 settings. There are quite few parameters you may change, but most of them are OK. Lets see what I did.</text:p>
      <text:list text:style-name="L2">
        <text:list-item>
          <text:p text:style-name="P15">Changed MCU clock frequency</text:p>
          <text:list>
            <text:list-item>
              <text:p text:style-name="P15">&lt;<text:span text:style-name="Emphasis">#define F_CPU 7372800UL</text:span>&gt;;</text:p>
            </text:list-item>
          </text:list>
        </text:list-item>
        <text:list-item>
          <text:p text:style-name="P15">Changed Bootstart section address according to datasheet</text:p>
          <text:list>
            <text:list-item>
              <text:p text:style-name="P15">&lt;<text:span text:style-name="Emphasis">#define BootStart 0xFC00</text:span>&gt;;</text:p>
            </text:list-item>
          </text:list>
        </text:list-item>
        <text:list-item>
          <text:p text:style-name="P15">as Atmega128 has two USART ports, selected USART0 </text:p>
          <text:list>
            <text:list-item>
              <text:p text:style-name="P15">&lt;<text:span text:style-name="Emphasis">#define COMPORTNo 0</text:span>&gt;;</text:p>
            </text:list-item>
          </text:list>
        </text:list-item>
        <text:list-item>
          <text:p text:style-name="P15">Turned off watchdog </text:p>
          <text:list>
            <text:list-item>
              <text:p text:style-name="P15">&lt;<text:span text:style-name="Emphasis">#define WDGEn 0</text:span>&gt; of course you can leave it, but you have to preserve it in your main application so MCU wont keep reseting;</text:p>
            </text:list-item>
          </text:list>
        </text:list-item>
        <text:list-item>
          <text:p text:style-name="P15">As my board has LED so defined where it is connected so I could see bootloading process</text:p>
        </text:list-item>
      </text:list>
      <text:p text:style-name="P1"><text:span text:style-name="Emphasis">//enable LED indication</text:span></text:p>
      <text:p text:style-name="P1"><text:span text:style-name="Emphasis">#define LEDEn 1</text:span></text:p>
      <text:p text:style-name="P1"><text:span text:style-name="Emphasis">//LED control port</text:span></text:p>
      <text:p text:style-name="P1"><text:span text:style-name="Emphasis">#define LEDPORT B</text:span></text:p>
      <text:p text:style-name="P1"><text:span text:style-name="Emphasis">#define LEDPORTNo PB6</text:span></text:p>
      <text:list text:style-name="L3">
        <text:list-item>
          <text:p text:style-name="P24">Saved file – all modifications are done;</text:p>
        </text:list-item>
      </text:list>
      <text:p text:style-name="P1">And there is last thing – we have to configure makefile to show what type of MCU is used, what frequency and where flash section starts. For this press “Edit Current Configuration Options” button in AVRStudio. First of all update <text:span text:style-name="Emphasis">General</text:span> configs:</text:p>
      <text:p text:style-name="P25"><text:soft-page-break/><draw:frame draw:style-name="fr1" draw:name="Afbeeldingen2" text:anchor-type="as-char" svg:width="12.118cm" svg:height="9.234cm" draw:z-index="1"><draw:image xlink:href="http://www.scienceprog.com/wp-content/uploads/2007i/_Boot/bootloader_AVR_config_2.JPG" xlink:type="simple" xlink:show="embed" xlink:actuate="onLoad"/><svg:desc>bootloader_AVR_config_2.JPG</svg:desc></draw:frame></text:p>
      <text:p text:style-name="P1">Then go to <text:span text:style-name="Emphasis">Memory Settings</text:span> and create memory segment where bootloader starts. In my case it is 0xFC00:</text:p>
      <text:p text:style-name="P26"> </text:p>
      <text:p text:style-name="P25"><draw:frame draw:style-name="fr1" draw:name="Afbeeldingen3" text:anchor-type="as-char" svg:width="12.33cm" svg:height="9.393cm" draw:z-index="2"><draw:image xlink:href="http://www.scienceprog.com/wp-content/uploads/2007i/_Boot/bootloader_AVR_section_3.JPG" xlink:type="simple" xlink:show="embed" xlink:actuate="onLoad"/><svg:desc>bootloader_AVR_section_3.JPG</svg:desc></draw:frame></text:p>
      <text:p text:style-name="P26"> </text:p>
      <text:p text:style-name="P1">Then I built the project which took 1366 bytes (1.0% Full).</text:p>
      <text:p text:style-name="P1">Flashed bootloader to Atmega128 via ISP and Ponyprog and then configured fuses for correct Boot section size and enabled Boot Reset Vector:</text:p>
      <text:p text:style-name="P25"><text:soft-page-break/><draw:frame draw:style-name="fr1" draw:name="Afbeeldingen4" text:anchor-type="as-char" svg:width="11.748cm" svg:height="6.429cm" draw:z-index="3"><draw:image xlink:href="http://www.scienceprog.com/wp-content/uploads/2007i/_Boot/bootloader_AVR_fuses_4.JPG" xlink:type="simple" xlink:show="embed" xlink:actuate="onLoad"/><svg:desc>bootloader_AVR_fuses_4.JPG</svg:desc></draw:frame></text:p>
      <text:p text:style-name="P1">Checking BOOTRST means that bootloader after it finishes loading program resets to 0×0000 address where loaded program starts.</text:p>
      <text:p text:style-name="P1">Now its time to connect target board to PC COM port and upload test program. For this open <text:span text:style-name="Strong_20_Emphasis">avrubd.exe</text:span> application. And configure options so it could communicate correctly. For this go to Options-&gt;AVR and select:</text:p>
      <text:p text:style-name="P25"><draw:frame draw:style-name="fr1" draw:name="Afbeeldingen5" text:anchor-type="as-char" svg:width="9.472cm" svg:height="11.298cm" draw:z-index="4"><draw:image xlink:href="http://www.scienceprog.com/wp-content/uploads/2007i/_Boot/AVRUBD_1.JPG" xlink:type="simple" xlink:show="embed" xlink:actuate="onLoad"/><svg:desc>AVRUBD_1.JPG</svg:desc></draw:frame></text:p>
      <text:p text:style-name="P1">Options-&gt;System:</text:p>
      <text:p text:style-name="P25"><text:soft-page-break/><draw:frame draw:style-name="fr1" draw:name="Afbeeldingen6" text:anchor-type="as-char" svg:width="9.472cm" svg:height="11.298cm" draw:z-index="5"><draw:image xlink:href="http://www.scienceprog.com/wp-content/uploads/2007i/_Boot/AVRUBD_2.JPG" xlink:type="simple" xlink:show="embed" xlink:actuate="onLoad"/><svg:desc>AVRUBD_2.JPG</svg:desc></draw:frame></text:p>
      <text:p text:style-name="P1">Options-&gt;Comport:</text:p>
      <text:p text:style-name="P25"><draw:frame draw:style-name="fr1" draw:name="Afbeeldingen7" text:anchor-type="as-char" svg:width="9.472cm" svg:height="11.298cm" draw:z-index="6"><draw:image xlink:href="http://www.scienceprog.com/wp-content/uploads/2007i/_Boot/AVRUBD_3.JPG" xlink:type="simple" xlink:show="embed" xlink:actuate="onLoad"/><svg:desc>AVRUBD_3.JPG</svg:desc></draw:frame></text:p>
      <text:p text:style-name="P1">After options are set, open hex or bin file to be downloaded and press black <text:span text:style-name="Strong_20_Emphasis">Dn</text:span> button. It will start sending connect key this means you have to reset target boar in order to enter bootloader. If you wait too long – connection will fail. This is how successful <text:bookmark text:name="KonaLink6"/><text:a xlink:type="simple" xlink:href="http://www.scienceprog.com/testing-avr-universal-bootloader-on-atmega128/#" office:target-frame-name="_top" xlink:show="replace"><text:span text:style-name="T1">firmware update</text:span></text:a> messages looks like:</text:p>
      <text:p text:style-name="P25"><text:soft-page-break/><draw:frame draw:style-name="fr1" draw:name="Afbeeldingen8" text:anchor-type="as-char" svg:width="11.695cm" svg:height="13.229cm" draw:z-index="7"><draw:image xlink:href="http://www.scienceprog.com/wp-content/uploads/2007i/_Boot/AVRUBD_4.JPG" xlink:type="simple" xlink:show="embed" xlink:actuate="onLoad"/><svg:desc>AVRUBD_4.JPG</svg:desc></draw:frame></text:p>
      <text:p text:style-name="P26"> </text:p>
      <text:p text:style-name="P27">In <text:a xlink:type="simple" xlink:href="http://www.scienceprog.com/wp-content/uploads/2007/10/readme.txt">documentation</text:a> text author says that bootloader has been tested with following AVR microcontrollers: ATmega8; ATmeag64; ATmega128; ATmega168; ATmega169(Bufferfly); ATmega16; ATmega32; ATmega162. So it is really good <text:bookmark text:name="KonaLink7"/><text:a xlink:type="simple" xlink:href="http://www.scienceprog.com/testing-avr-universal-bootloader-on-atmega128/#" office:target-frame-name="_top" xlink:show="replace"><text:span text:style-name="T2">open source</text:span></text:a> bootloader project everyone can use easi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rebuchet MS" svg:font-family="'Trebuchet MS', Arial, Verdana, Sans-Serif"/>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nl" fo:country="NL"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creator>jerry</dc:creator>
    <dc:date>2008-05-13T23:45:50</dc:date>
    <meta:editing-cycles>1</meta:editing-cycles>
    <meta:editing-duration>PT2M37S</meta:editing-duration>
    <meta:user-defined meta:name="Info 1"/>
    <meta:user-defined meta:name="Info 2"/>
    <meta:user-defined meta:name="Info 3"/>
    <meta:user-defined meta:name="Info 4"/>
    <meta:document-statistic meta:table-count="0" meta:image-count="8" meta:object-count="0" meta:page-count="6" meta:paragraph-count="58" meta:word-count="840" meta:character-count="5239"/>
  </office:meta>
</office:document-meta>
</file>